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24ac98" style:font-size-asian="14pt" style:font-size-complex="14pt"/>
    </style:style>
    <style:style style:name="P3" style:family="paragraph" style:parent-style-name="Standard">
      <style:paragraph-properties fo:line-height="100%"/>
      <style:text-properties style:font-name="Times New Roman" fo:font-size="14pt" style:font-size-asian="14pt" style:font-size-complex="14pt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0cm" fo:line-height="100%" fo:text-align="justify" style:justify-single-word="false" fo:text-indent="1.251cm" style:auto-text-indent="false" fo:background-color="transparent"/>
      <style:text-properties style:font-name="Times New Roman" fo:font-size="14pt" officeooo:paragraph-rsid="001dd41e" style:font-size-asian="14pt" style:font-size-complex="14pt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cm" fo:margin-right="0cm" fo:line-height="100%" fo:text-align="justify" style:justify-single-word="false" fo:text-indent="1.251cm" style:auto-text-indent="false" fo:background-color="transparent"/>
      <style:text-properties style:font-name="Times New Roman" fo:font-size="14pt" officeooo:paragraph-rsid="0024ac98" style:font-size-asian="14pt" style:font-size-complex="14pt"/>
    </style:style>
    <style:style style:name="P6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00%" fo:text-align="justify" style:justify-single-word="false" fo:text-indent="1.251cm" style:auto-text-indent="false" style:page-number="auto" fo:background-color="transparent"/>
      <style:text-properties style:font-name="Times New Roman" fo:font-size="14pt" officeooo:paragraph-rsid="0025a11a" style:font-size-asian="14pt" style:font-size-complex="14pt"/>
    </style:style>
    <style:style style:name="P7" style:family="paragraph" style:parent-style-name="Standard">
      <style:paragraph-properties fo:line-height="100%"/>
      <style:text-properties style:font-name="Times New Roman" fo:font-size="14pt" officeooo:rsid="001dd41e" officeooo:paragraph-rsid="001dd41e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officeooo:rsid="0024ac98" officeooo:paragraph-rsid="0024ac98" style:font-size-asian="14pt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dd41e"/>
    </style:style>
    <style:style style:name="T2" style:family="text">
      <style:text-properties officeooo:rsid="0020bab0"/>
    </style:style>
    <style:style style:name="T3" style:family="text">
      <style:text-properties officeooo:rsid="0024ac98"/>
    </style:style>
    <style:style style:name="T4" style:family="text">
      <style:text-properties officeooo:rsid="0024aee1"/>
    </style:style>
    <style:style style:name="T5" style:family="text">
      <style:text-properties officeooo:rsid="0025a1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РЕЦЕНЗИЯ</text:p>
      <text:p text:style-name="P1">на выпускную квалификационную работу <text:span text:style-name="T1">бакалавра</text:span></text:p>
      <text:p text:style-name="P8">Прянишникова Александра Николаевича</text:p>
      <text:p text:style-name="P2">«Метод удаления импульсных шумов из цветных изображений с помощью сверточных нейронных сетей»</text:p>
      <text:p text:style-name="P3"/>
      <text:p text:style-name="P6">Цифровой шум в изображениях появляется вследствие свойств фотона света или вмешательства человека. Он оказывает огромное влияние на восприятие человеком качества картинки, а также ухудшает результаты работы алгоритмов, анализирующих изображения. <text:span text:style-name="T5">А</text:span>ппаратные способы борьбы с шумами в изображениях в текущий момент не реализованы, <text:span text:style-name="T5">поэтому</text:span> с дефектами на фотографиях <text:span text:style-name="T5">борются </text:span>с помощью алгоритмических методов . <text:span text:style-name="T1">В данной работе разработан метод для </text:span><text:span text:style-name="T4">удаления импульсных шумов из цветных изображений</text:span><text:span text:style-name="T1">, а также программное обеспечение для его апробации.</text:span></text:p>
      <text:p text:style-name="P4">В аналитической части квалификационной работы проанализированы существующие решения и произведено <text:span text:style-name="T1">их </text:span>сравнение. <text:span text:style-name="T5">Описываются причины появления шумов на изображениях, приведена IDEF0-диаграмма</text:span>.</text:p>
      <text:p text:style-name="P4">В конструкторской части проведён анализ входных данных и их ограничений, требуемая функциональность метода, особенности его реализации.</text:p>
      <text:p text:style-name="P4">В технологической части обоснован выбор языка программирования и среды разработки. Также описана реализация разработанного метода, инструкции для запуска, работа с графическим интерфейсом.</text:p>
      <text:p text:style-name="P4">В экспериментальной части <text:span text:style-name="T1">проведена </text:span>апробаци<text:span text:style-name="T1">я</text:span> метода <text:span text:style-name="T5">удаления импульсных шумов для</text:span> установления зависимостей результатов работы от различных параметров системы.</text:p>
      <text:p text:style-name="P4">К достоинствам разработанного <text:span text:style-name="T3">метода</text:span> можно отнести <text:span text:style-name="T5">независимость работоспособности метода от степени загрязненности изображения</text:span><text:span text:style-name="T1">.</text:span></text:p>
      <text:p text:style-name="P4">В качестве недостатка работы можно отметить <text:span text:style-name="T5">ухудшение детализации изображения при высоком проценте загрязненности</text:span>. Однако <text:span text:style-name="T1">в дальнейшем эти недостатки будут устранены в рамках магистерской диссертации.</text:span></text:p>
      <text:p text:style-name="P5">Считаю, что выпускная квалификационная работа<text:span text:style-name="T1"> </text:span><text:span text:style-name="T3">Прянишникова Александра</text:span><text:span text:style-name="T1"> </text:span>«Метод удаления импульсных шумов из цветных изображений с помощью сверточных <text:span text:style-name="T1">нейронных сетей» </text:span>соответствует квалификационным требованиям, предъявляемым к выпускной квалификационной работе <text:span text:style-name="T2">бакалавра</text:span>, заслуживает оценки «отлично», а <text:span text:style-name="T3">Прянишников Александр</text:span><text:span text:style-name="T1"> — </text:span>присвоения степени <text:span text:style-name="T1">бакалавра</text:span> по направлению подготовки <text:span text:style-name="T1">09.03.04</text:span> «Программная инженерия».</text:p>
      <text:p text:style-name="P3"/>
      <text:p text:style-name="P3">Рецензент:</text:p>
      <text:p text:style-name="P7">Кандидат технических наук,</text:p>
      <text:p text:style-name="P7">доцент кафедры ИУ6 <text:s text:c="55"/>/Попов А. Ю.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1:45:03.724000000</meta:creation-date>
    <dc:date>2023-05-30T11:37:55.889784960</dc:date>
    <meta:editing-duration>PT5H38M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58" meta:character-count="2265" meta:non-whitespace-character-count="1966"/>
  </office:meta>
</office:document-meta>
</file>